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26" calcext:value-type="float">
            <text:p>0.026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336" calcext:value-type="float">
            <text:p>-0.33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lanta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109" calcext:value-type="float">
            <text:p>0.109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73" calcext:value-type="float">
            <text:p>-0.07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ltimore</text:p>
          </table:table-cell>
          <table:table-cell office:value-type="float" office:value="0.107" calcext:value-type="float">
            <text:p>0.107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82" calcext:value-type="float">
            <text:p>0.182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ffalo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449" calcext:value-type="float">
            <text:p>-0.449</text:p>
          </table:table-cell>
          <table:table-cell office:value-type="float" office:value="0.069" calcext:value-type="float">
            <text:p>0.069</text:p>
          </table:table-cell>
          <table:table-cell office:value-type="float" office:value="-0.121" calcext:value-type="float">
            <text:p>-0.12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olina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433" calcext:value-type="float">
            <text:p>-0.433</text:p>
          </table:table-cell>
          <table:table-cell office:value-type="float" office:value="0.043" calcext:value-type="float">
            <text:p>0.043</text:p>
          </table:table-cell>
          <table:table-cell office:value-type="float" office:value="-0.176" calcext:value-type="float">
            <text:p>-0.17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ncinnati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69" calcext:value-type="float">
            <text:p>-0.06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eveland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157" calcext:value-type="float">
            <text:p>0.157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52" calcext:value-type="float">
            <text:p>-0.05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llas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ver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096" calcext:value-type="float">
            <text:p>0.096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troit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07" calcext:value-type="float">
            <text:p>-0.20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9" calcext:value-type="float">
            <text:p>0.16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ouston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147" calcext:value-type="float">
            <text:p>-0.14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ianapolis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4" calcext:value-type="float">
            <text:p>0.134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146" calcext:value-type="float">
            <text:p>0.14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cksonville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103" calcext:value-type="float">
            <text:p>-0.10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sas City</text:p>
          </table:table-cell>
          <table:table-cell office:value-type="float" office:value="0.153" calcext:value-type="float">
            <text:p>0.15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nnesota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176" calcext:value-type="float">
            <text:p>0.176</text:p>
          </table:table-cell>
          <table:table-cell office:value-type="float" office:value="-0.124" calcext:value-type="float">
            <text:p>-0.12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w Orleans</text:p>
          </table:table-cell>
          <table:table-cell office:value-type="float" office:value="0.007" calcext:value-type="float">
            <text:p>0.007</text:p>
          </table:table-cell>
          <table:table-cell office:value-type="float" office:value="0.223" calcext:value-type="float">
            <text:p>0.2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Giants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317" calcext:value-type="float">
            <text:p>-0.317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Jets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-0.035" calcext:value-type="float">
            <text:p>-0.035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38" calcext:value-type="float">
            <text:p>-0.13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adelphia</text:p>
          </table:table-cell>
          <table:table-cell office:value-type="float" office:value="0.096" calcext:value-type="float">
            <text:p>0.096</text:p>
          </table:table-cell>
          <table:table-cell office:value-type="float" office:value="0.058" calcext:value-type="float">
            <text:p>0.058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ttsburgh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32" calcext:value-type="float">
            <text:p>0.032</text:p>
          </table:table-cell>
          <table:table-cell office:value-type="float" office:value="-0.113" calcext:value-type="float">
            <text:p>-0.11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Diego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072" calcext:value-type="float">
            <text:p>0.07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Francisco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229" calcext:value-type="float">
            <text:p>0.229</text:p>
          </table:table-cell>
          <table:table-cell office:value-type="float" office:value="-0.182" calcext:value-type="float">
            <text:p>-0.18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1" calcext:value-type="float">
            <text:p>0.111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206" calcext:value-type="float">
            <text:p>0.206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 Louis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218" calcext:value-type="float">
            <text:p>0.218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mpa Bay</text:p>
          </table:table-cell>
          <table:table-cell office:value-type="float" office:value="0.016" calcext:value-type="float">
            <text:p>0.016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nnessee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shington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